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mero de pista de bajo normalizado</text:p>
      <text:p text:style-name="Standard"/>
      <text:p text:style-name="Standard"/>
      <text:p text:style-name="Standard"><draw:frame draw:style-name="fr1" draw:name="Objeto1" text:anchor-type="paragraph" svg:width="9.003cm" svg:height="8.287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13:36:34</meta:creation-date>
    <dc:date>2012-07-27T13:38:53</dc:date>
    <meta:editing-duration>PT2M20S</meta:editing-duration>
    <meta:editing-cycles>2</meta:editing-cycles>
    <meta:generator>OpenOffice.org/3.4$Unix OpenOffice.org_project/340m1$Build-9590</meta:generator>
    <meta:document-statistic meta:table-count="0" meta:image-count="0" meta:object-count="1" meta:page-count="1" meta:paragraph-count="1" meta:word-count="6" meta:character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02cm" svg:height="8.286cm" xlink:href="." xlink:type="simple" chart:class="chart:bar" chart:style-name="ch1">
        <chart:title svg:x="1.16cm" svg:y="0.301cm" chart:style-name="ch2">
          <text:p>Bass track number (normalized)</text:p>
        </chart:title>
        <chart:subtitle svg:x="3.49cm" svg:y="1.259cm" chart:style-name="ch3">
          <text:p>clasica.csv</text:p>
        </chart:subtitle>
        <chart:legend chart:legend-position="end" svg:x="8.153cm" svg:y="3.842cm" style:legend-expansion="high" chart:style-name="ch4"/>
        <chart:plot-area chart:style-name="ch5" chart:data-source-has-labels="both" svg:x="0.63cm" svg:y="2.246cm" svg:width="7.163cm" svg:height="5.455cm">
          <chartooo:coordinate-region svg:x="1.281cm" svg:y="2.447cm" svg:width="6.512cm" svg:height="5.054cm"/>
          <chart:axis chart:dimension="x" chart:name="primary-x" chart:style-name="ch6" chartooo:axis-type="auto">
            <chartooo:date-scale/>
            <chart:categories table:cell-range-address="local-table.$A$2:.$A$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2" chart:label-cell-address="local-table.$B$1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Unix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